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ce9" officeooo:paragraph-rsid="0007ece9"/>
    </style:style>
    <style:style style:name="P2" style:family="paragraph" style:parent-style-name="Standard">
      <style:paragraph-properties fo:text-align="start" style:justify-single-word="false"/>
      <style:text-properties officeooo:rsid="0007ece9" officeooo:paragraph-rsid="0007e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x Sort in Linked List</text:p>
      <text:p text:style-name="P1"/>
      <text:p text:style-name="P2">#include&lt;stdio.h&gt;</text:p>
      <text:p text:style-name="P2">#include&lt;malloc.h&gt;</text:p>
      <text:p text:style-name="P2"/>
      <text:p text:style-name="P2">struct node</text:p>
      <text:p text:style-name="P2">{</text:p>
      <text:p text:style-name="P2">int info ;</text:p>
      <text:p text:style-name="P2">struct node *link;</text:p>
      <text:p text:style-name="P2">}*start=NULL;</text:p>
      <text:p text:style-name="P2">//Display the array elements</text:p>
      <text:p text:style-name="P2"/>
      <text:p text:style-name="P2">void display()</text:p>
      <text:p text:style-name="P2">{</text:p>
      <text:p text:style-name="P2">struct node *p=start;</text:p>
      <text:p text:style-name="P2">while( p !=NULL)</text:p>
      <text:p text:style-name="P2">{</text:p>
      <text:p text:style-name="P2">printf ("%d ", p-&gt;info);</text:p>
      <text:p text:style-name="P2">p= p-&gt;link;</text:p>
      <text:p text:style-name="P2">}</text:p>
      <text:p text:style-name="P2">printf ("\n");</text:p>
      <text:p text:style-name="P2">}/*End of display()*/</text:p>
      <text:p text:style-name="P2">/* This function finds number of digits in the largest element of the list */</text:p>
      <text:p text:style-name="P2"/>
      <text:p text:style-name="P2">int large_dig(struct node *p)</text:p>
      <text:p text:style-name="P2">{</text:p>
      <text:p text:style-name="P2">int large = 0,ndig = 0 ;</text:p>
      <text:p text:style-name="P2">while (p != NULL)</text:p>
      <text:p text:style-name="P2">{</text:p>
      <text:p text:style-name="P2">if (p -&gt;info &gt; large)</text:p>
      <text:p text:style-name="P2">large = p-&gt;info;</text:p>
      <text:p text:style-name="P2">p = p-&gt;link ;</text:p>
      <text:p text:style-name="P2">}</text:p>
      <text:p text:style-name="P2">printf ("\nLargest Element is %d , ",large);</text:p>
      <text:p text:style-name="P2">while (large != 0)</text:p>
      <text:p text:style-name="P2">{</text:p>
      <text:p text:style-name="P2">ndig++;</text:p>
      <text:p text:style-name="P2">large = large/10 ;</text:p>
      <text:p text:style-name="P2">}</text:p>
      <text:p text:style-name="P2">printf ("\nNumber of digits in it are %d\n",ndig);</text:p>
      <text:p text:style-name="P2">return(ndig);</text:p>
      <text:p text:style-name="P2">} /*End of large_dig()*/</text:p>
      <text:p text:style-name="P2">/*This function returns kth digit of a number*/</text:p>
      <text:p text:style-name="P2"/>
      <text:p text:style-name="P2">int digit(int number, int k)</text:p>
      <text:p text:style-name="P2">{</text:p>
      <text:p text:style-name="P2">int digit, i ;</text:p>
      <text:p text:style-name="P2">for (i = 1 ; i &lt;=k ; i++)</text:p>
      <text:p text:style-name="P2">{</text:p>
      <text:p text:style-name="P2">digit = number % 10 ;</text:p>
      <text:p text:style-name="P2">number = number /10 ;</text:p>
      <text:p text:style-name="P2">}</text:p>
      <text:p text:style-name="P2"><text:soft-page-break/>return(digit);</text:p>
      <text:p text:style-name="P2">}/*End of digit()*/</text:p>
      <text:p text:style-name="P2">//Function to implement the radix sort algorithm</text:p>
      <text:p text:style-name="P2"/>
      <text:p text:style-name="P2">void radix_sort()</text:p>
      <text:p text:style-name="P2">{</text:p>
      <text:p text:style-name="P2">int i,k,dig,maxdig,mindig,least_sig,most_sig;</text:p>
      <text:p text:style-name="P2">struct node *p, *rear[10], *front[10];</text:p>
      <text:p text:style-name="P2">least_sig=1;</text:p>
      <text:p text:style-name="P2">most_sig=large_dig(start);</text:p>
      <text:p text:style-name="P2">for (k = least_sig; k &lt;= most_sig ; k++)</text:p>
      <text:p text:style-name="P2">{</text:p>
      <text:p text:style-name="P2">printf ("\nPASS %d : Examining %dth digit from right ",k,k);</text:p>
      <text:p text:style-name="P2">for(i = 0 ; i &lt;= 9 ; i++)</text:p>
      <text:p text:style-name="P2">{</text:p>
      <text:p text:style-name="P2">rear[i] = NULL;</text:p>
      <text:p text:style-name="P2">front[i] = NULL ;</text:p>
      <text:p text:style-name="P2">}</text:p>
      <text:p text:style-name="P2">maxdig=0;</text:p>
      <text:p text:style-name="P2">mindig=9;</text:p>
      <text:p text:style-name="P2">p = start ;</text:p>
      <text:p text:style-name="P2">while( p != NULL)</text:p>
      <text:p text:style-name="P2">{</text:p>
      <text:p text:style-name="P2">/*Find kth digit in the number*/</text:p>
      <text:p text:style-name="P2">dig = digit(p-&gt;info, k);</text:p>
      <text:p text:style-name="P2">if (dig&gt;maxdig)</text:p>
      <text:p text:style-name="P2">maxdig=dig;</text:p>
      <text:p text:style-name="P2">if (dig&lt;mindig)</text:p>
      <text:p text:style-name="P2">mindig=dig;</text:p>
      <text:p text:style-name="P2">/*Add the number to queue of dig*/</text:p>
      <text:p text:style-name="P2">if (front[dig] == NULL)</text:p>
      <text:p text:style-name="P2">front[dig] = p ;</text:p>
      <text:p text:style-name="P2">else</text:p>
      <text:p text:style-name="P2">rear[dig]-&gt;link = p ;</text:p>
      <text:p text:style-name="P2">rear[dig] = p ;</text:p>
      <text:p text:style-name="P2">p=p-&gt;link;/*Go to next number in the list*/</text:p>
      <text:p text:style-name="P2">}/*End while */</text:p>
      <text:p text:style-name="P2">/* maxdig and mindig are the maximum amd minimum</text:p>
      <text:p text:style-name="P2">digits of the kth digits of all the numbers*/</text:p>
      <text:p text:style-name="P2">printf ("\nmindig=%d maxdig=%d\n",mindig,maxdig);</text:p>
      <text:p text:style-name="P2">/*Join all the queues to form the new linked list*/</text:p>
      <text:p text:style-name="P2">start=front[mindig];</text:p>
      <text:p text:style-name="P2">for (i=mindig;i&lt;maxdig;i++)</text:p>
      <text:p text:style-name="P2">{</text:p>
      <text:p text:style-name="P2">if (rear[i+1]!=NULL)</text:p>
      <text:p text:style-name="P2">rear[i]-&gt;link=front[i+1];</text:p>
      <text:p text:style-name="P2">else</text:p>
      <text:p text:style-name="P2">rear[i+1]=rear[i];</text:p>
      <text:p text:style-name="P2">}</text:p>
      <text:p text:style-name="P2">rear[maxdig]-&gt;link=NULL;</text:p>
      <text:p text:style-name="P2">printf ("\nNew list : ");</text:p>
      <text:p text:style-name="P2">display();</text:p>
      <text:p text:style-name="P2"><text:soft-page-break/>}/* End for */</text:p>
      <text:p text:style-name="P2">}/*End of radix_sort*/</text:p>
      <text:p text:style-name="P2"/>
      <text:p text:style-name="P2">void main()</text:p>
      <text:p text:style-name="P2">{</text:p>
      <text:p text:style-name="P2">struct node *tmp,*q;</text:p>
      <text:p text:style-name="P2">int i,n,item;</text:p>
      <text:p text:style-name="P2">printf ("\nEnter the number of elements in the list : ");</text:p>
      <text:p text:style-name="P2">scanf ("%d", &amp;n);</text:p>
      <text:p text:style-name="P2">for (i=0;i&lt;n;i++)</text:p>
      <text:p text:style-name="P2">{</text:p>
      <text:p text:style-name="P2">printf ("\nEnter element %d : ",i+1);</text:p>
      <text:p text:style-name="P2">scanf ("%d",&amp;item);</text:p>
      <text:p text:style-name="P2">/* Inserting elements in the linked list */</text:p>
      <text:p text:style-name="P2">tmp=(struct node*)malloc(sizeof(struct node));</text:p>
      <text:p text:style-name="P2">tmp-&gt;info=item;</text:p>
      <text:p text:style-name="P2">tmp-&gt;link=NULL;</text:p>
      <text:p text:style-name="P2">if (start==NULL) /* Inserting first element */</text:p>
      <text:p text:style-name="P2">start=tmp;</text:p>
      <text:p text:style-name="P2">else</text:p>
      <text:p text:style-name="P2">{</text:p>
      <text:p text:style-name="P2">q=start;</text:p>
      <text:p text:style-name="P2">while(q-&gt;link!=NULL)</text:p>
      <text:p text:style-name="P2">q=q-&gt;link;</text:p>
      <text:p text:style-name="P2">q-&gt;link=tmp;</text:p>
      <text:p text:style-name="P2">}</text:p>
      <text:p text:style-name="P2">}/*End of for*/</text:p>
      <text:p text:style-name="P2">printf ("\nUnsorted list is :\n");</text:p>
      <text:p text:style-name="P2">display();</text:p>
      <text:p text:style-name="P2">radix_sort();</text:p>
      <text:p text:style-name="P2">printf ("\nSorted list is :\n");</text:p>
      <text:p text:style-name="P2">display ();</text:p>
      <text:p text:style-name="P2">}/*End of main()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1:11:13.425140679</meta:creation-date>
    <dc:date>2020-05-08T11:12:34.020791553</dc:date>
    <meta:editing-duration>PT1M21S</meta:editing-duration>
    <meta:editing-cycles>1</meta:editing-cycles>
    <meta:document-statistic meta:table-count="0" meta:image-count="0" meta:object-count="0" meta:page-count="3" meta:paragraph-count="130" meta:word-count="417" meta:character-count="2467" meta:non-whitespace-character-count="2180"/>
    <meta:generator>LibreOffice/6.0.7.3$Linux_X86_64 LibreOffice_project/00m0$Build-3</meta:generator>
  </office:meta>
</office:document-meta>
</file>